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margin-left="0in" fo:margin-right="0in" fo:line-height="125%" fo:text-align="start" style:justify-single-word="false" fo:text-indent="0in" style:auto-text-indent="false"/>
      <style:text-properties fo:color="#000000" style:font-name="Courier" fo:font-size="10pt" style:font-size-asian="10pt" style:font-size-complex="10pt"/>
    </style:style>
    <style:style style:name="P30"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4"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5"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7"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39"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41" style:family="paragraph" style:parent-style-name="Preformatted_20_Text">
      <style:paragraph-properties fo:line-height="125%"/>
      <style:text-properties fo:color="#000000" style:font-name="Times New Roman" fo:font-size="12pt" style:font-size-asian="12pt" style:font-size-complex="12pt"/>
    </style:style>
    <style:style style:name="P42"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3" style:family="paragraph" style:parent-style-name="Preformatted_20_Text" style:list-style-name="L5"/>
    <style:style style:name="P44"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5" style:family="paragraph" style:parent-style-name="Preformatted_20_Text" style:list-style-name="L5">
      <style:paragraph-properties fo:line-height="110%"/>
      <style:text-properties fo:font-size="12pt" style:font-size-asian="12pt" style:font-size-complex="12pt"/>
    </style:style>
    <style:style style:name="P46" style:family="paragraph" style:parent-style-name="Preformatted_20_Text" style:list-style-name="L5">
      <style:text-properties fo:font-size="12pt" style:font-size-asian="12pt" style:font-size-complex="12pt"/>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564548708475842314" text:style-name="L1">
        <text:list-item>
          <text:p text:style-name="P30">let</text:p>
        </text:list-item>
        <text:list-item>
          <text:p text:style-name="P33"><text:s text:c="2"/><text:span text:style-name="T8">val</text:span> w = 4</text:p>
        </text:list-item>
        <text:list-item>
          <text:p text:style-name="P33"><text:s text:c="2"/><text:span text:style-name="T8">val</text:span> x = ref 1</text:p>
        </text:list-item>
        <text:list-item>
          <text:p text:style-name="P33"><text:s text:c="2"/><text:span text:style-name="T8">val</text:span> y = ref 2</text:p>
        </text:list-item>
        <text:list-item>
          <text:p text:style-name="P33"><text:s text:c="2"/><text:span text:style-name="T8">val</text:span> z = (!x + 1) + (!y + 2) + (w - 3); </text:p>
        </text:list-item>
        <text:list-item>
          <text:p text:style-name="P33"><text:s text:c="2"/><text:span text:style-name="T8">val</text:span> w = 1</text:p>
        </text:list-item>
        <text:list-item>
          <text:p text:style-name="P30">in</text:p>
        </text:list-item>
        <text:list-item>
          <text:p text:style-name="P33"><text:s text:c="2"/>y := 0;</text:p>
        </text:list-item>
        <text:list-item>
          <text:p text:style-name="P33"><text:s text:c="2"/>(!y + 2) - (!x + 1) * (w – 3)</text:p>
        </text:list-item>
        <text:list-item>
          <text:p text:style-name="P30">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1201554475899482985" text:style-name="L2">
        <text:list-item>
          <text:p text:style-name="P36"><text:span text:style-name="T2">let</text:span><text:span text:style-name="T1"> </text:span></text:p>
        </text:list-item>
        <text:list-item>
          <text:p text:style-name="P36"><text:span text:style-name="T1"><text:s text:c="2"/></text:span><text:span text:style-name="T2">val</text:span><text:span text:style-name="T1"> x = 1 <text:s text:c="3"/></text:span></text:p>
        </text:list-item>
        <text:list-item>
          <text:p text:style-name="P36"><text:span text:style-name="T1"><text:s text:c="2"/></text:span><text:span text:style-name="T2">val</text:span><text:span text:style-name="T1"> y = 2</text:span></text:p>
        </text:list-item>
        <text:list-item>
          <text:p text:style-name="P36"><text:span text:style-name="T1"><text:s text:c="2"/></text:span><text:span text:style-name="T2">val</text:span><text:span text:style-name="T1"> z = ref (4 * 73)</text:span></text:p>
        </text:list-item>
        <text:list-item>
          <text:p text:style-name="P36"><text:span text:style-name="T1"><text:s text:c="2"/></text:span><text:span text:style-name="T2">val</text:span><text:span text:style-name="T1"> x = 4</text:span></text:p>
        </text:list-item>
        <text:list-item>
          <text:p text:style-name="P36"><text:span text:style-name="T2">in</text:span><text:span text:style-name="T1"> </text:span></text:p>
        </text:list-item>
        <text:list-item>
          <text:p text:style-name="P34"><text:s text:c="2"/>z := 1; </text:p>
        </text:list-item>
        <text:list-item>
          <text:p text:style-name="P34"><text:s text:c="2"/>x * !z</text:p>
        </text:list-item>
        <text:list-item>
          <text:p text:style-name="P31">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7146663275773584747" text:style-name="L3">
        <text:list-item>
          <text:p text:style-name="P37"><text:span text:style-name="T2">let</text:span><text:span text:style-name="T1"> </text:span></text:p>
        </text:list-item>
        <text:list-item>
          <text:p text:style-name="P37"><text:span text:style-name="T1"><text:s text:c="2"/></text:span><text:span text:style-name="T2">val</text:span><text:span text:style-name="T1"> f = </text:span><text:span text:style-name="T2">fn</text:span><text:span text:style-name="T1"> x =&gt; x 1</text:span></text:p>
        </text:list-item>
        <text:list-item>
          <text:p text:style-name="P37"><text:span text:style-name="T1"><text:s text:c="2"/></text:span><text:span text:style-name="T2">val</text:span><text:span text:style-name="T1"> g = </text:span><text:span text:style-name="T2">fn</text:span><text:span text:style-name="T1"> y =&gt; y + 2</text:span></text:p>
        </text:list-item>
        <text:list-item>
          <text:p text:style-name="P37"><text:span text:style-name="T1"><text:s text:c="2"/></text:span><text:span text:style-name="T2">val</text:span><text:span text:style-name="T1"> h = </text:span><text:span text:style-name="T2">fn</text:span><text:span text:style-name="T1"> z =&gt; z + 3</text:span></text:p>
        </text:list-item>
        <text:list-item>
          <text:p text:style-name="P37"><text:span text:style-name="T2">in</text:span><text:span text:style-name="T1"> </text:span></text:p>
        </text:list-item>
        <text:list-item>
          <text:p text:style-name="P35"><text:s text:c="2"/>(f g) + (f h)</text:p>
        </text:list-item>
        <text:list-item>
          <text:p text:style-name="P32">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3"><text:span text:style-name="T8">datatype</text:span> 'a list = Nil | Cons 'a "'a list"</text:p>
      <text:p text:style-name="P23"/>
      <text:p text:style-name="P26"><text:span text:style-name="T8">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4">datatype<text:span text:style-name="T9"> nat = Z | S nat </text:span></text:p>
      <text:p text:style-name="P24"/>
      <text:p text:style-name="P24">inductive<text:span text:style-name="T9"> lte :: “nat =&gt; nat =&gt; bool” </text:span>where</text:p>
      <text:p text:style-name="P25"><text:s text:c="2"/>Eq : “lte n n” |</text:p>
      <text:p text:style-name="P25"><text:s text:c="2"/>Lt : “lte n1 n2 ==&gt; lte n1 (S n2)”</text:p>
      <text:p text:style-name="P24"/>
      <text:p text:style-name="P24">theorem<text:span text:style-name="T9"> “</text:span></text:p>
      <text:p text:style-name="P25"><text:s text:c="2"/>sorted lte (Cons (Z) (Cons (S Z) (Cons (S Z) (Cons (S (S (S Z))) Nil))))</text:p>
      <text:p text:style-name="P25">”</text:p>
      <text:p text:style-name="P24"><text:s/>apply<text:span text:style-name="T9"> (rule Cons)</text:span></text:p>
      <text:p text:style-name="P24"><text:s text:c="2"/>apply<text:span text:style-name="T9"> (rule Lt)</text:span></text:p>
      <text:p text:style-name="P24"><text:s text:c="2"/>apply<text:span text:style-name="T9"> (rule Eq)</text:span></text:p>
      <text:p text:style-name="P24"><text:s/>apply<text:span text:style-name="T9"> (rule Cons)</text:span></text:p>
      <text:p text:style-name="P24"><text:s text:c="2"/>apply<text:span text:style-name="T9"> (rule Eq)</text:span></text:p>
      <text:p text:style-name="P24"><text:s/>apply<text:span text:style-name="T9"> (rule Cons)</text:span></text:p>
      <text:p text:style-name="P24"><text:s text:c="2"/>apply<text:span text:style-name="T9"> (rule Lt)</text:span></text:p>
      <text:p text:style-name="P24"><text:s text:c="2"/>apply<text:span text:style-name="T9"> (rule Lt)</text:span></text:p>
      <text:p text:style-name="P24"><text:s text:c="2"/>apply<text:span text:style-name="T9"> (rule Eq)</text:span></text:p>
      <text:p text:style-name="P24"><text:s/>apply<text:span text:style-name="T9"> (rule Single)</text:span></text:p>
      <text:p text:style-name="P24">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7"/>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18"/>
      <text:p text:style-name="P18"/>
      <text:p text:style-name="P18"/>
      <text:p text:style-name="P19">Implementation</text:p>
      <text:p text:style-name="P19"/>
      <text:p text:style-name="P20"><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20"/>
      <text:p text:style-name="P20"/>
      <text:p text:style-name="P20"/>
      <text:p text:style-name="P29"><text:span text:style-name="T9"/></text:p>
      <text:p text:style-name="P28"><text:soft-page-break/><text:span text:style-name="T9"/></text:p>
      <text:p text:style-name="P47">ManyToMany Channel </text:p>
      <text:p text:style-name="P47"><text:span text:style-name="T9"><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span></text:p>
      <text:p text:style-name="P47"><text:span text:style-name="T9"/></text:p>
      <text:p text:style-name="P47"><text:span text:style-name="T9"><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span></text:p>
      <text:p text:style-name="P47"><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text:span></text:p>
      <text:p text:style-name="P47"><text:span text:style-name="T9"><text:tab/>If there are no threads trying to send on the channel, the recv operation updates the channel state so to that of trying to receive with <text:s/>an additional condition and empty cell in the associated queue. <text:s/>It releases the lock and waits on the enqueued condition. <text:s/>Once a sending thread signals on the same condition, the recv operation returns with the value deposited in the cell by a sending thread.</text:span></text:p>
      <text:p text:style-name="P20"/>
      <text:p text:style-name="P20"/>
      <text:p text:style-name="P20"/>
      <text:p text:style-name="P20"/>
      <text:p text:style-name="P20"/>
      <text:p text:style-name="P20"/>
      <text:list xml:id="list5268635505598361267" text:style-name="L4">
        <text:list-header>
          <text:p text:style-name="P39"><text:soft-page-break/></text:p>
        </text:list-header>
      </text:list>
      <text:p text:style-name="P19">References</text:p>
      <text:list xml:id="list3972918189809859615" text:style-name="L5">
        <text:list-item>
          <text:p text:style-name="P44">Donnelly, K. and Fluet, M. Transactional events. ACM SIGPLAN Notices 2006, 41(9), pp.124-135.</text:p>
        </text:list-item>
        <text:list-item>
          <text:p text:style-name="P45">Flanagan C., Sabry A., Duba B.F., Felleisen M. The Essence of Compiling with Continuations. In ACM SIGPLAN Notices; 1993 Aug 1 (Vol. 28, No. 6, pp. 237-247). ACM.</text:p>
        </text:list-item>
        <text:list-item>
          <text:p text:style-name="P44">Fluet, M. A type-and control-flow analysis for System F. In Symposium on Implementation and Application of Functional Languages (pp. 122-139). 2012 August. Springer, Berlin, Heidelberg.</text:p>
        </text:list-item>
        <text:list-item>
          <text:p text:style-name="P45">Matichuk D., Murray T., Wenzel M. Eisbach: A Proof Method Language for Isabelle. Journal of Automated Reasoning. 2016 Mar 1;56(3):261-82.</text:p>
        </text:list-item>
        <text:list-item>
          <text:p text:style-name="P45">Nielson F., Nielson H.R., Hankin C. Principles of program analysis. Springer; 2015 Feb 27.</text:p>
        </text:list-item>
        <text:list-item>
          <text:p text:style-name="P45">Nipkow T, Klein G. Concrete Semantics: With Isabelle/HOL. Springer; 2014 Dec 3.</text:p>
        </text:list-item>
        <text:list-item>
          <text:p text:style-name="P45">Paulson L.C., Nipkow T. Isabelle Tutorial and User’s Manual. University of Cambridge, Computer Laboratory; 1990.</text:p>
        </text:list-item>
        <text:list-item>
          <text:p text:style-name="P45">Reppy, J.H. Concurrent Programming in ML. Cambridge University Press; 2007 Sep 14.</text:p>
        </text:list-item>
        <text:list-item>
          <text:p text:style-name="P44">Reppy, J. H. CML: A Higher-Order Concurrent Language. In PLDI’91, New York, NY, June 1991. ACM, pp. 293–305. </text:p>
        </text:list-item>
        <text:list-item>
          <text:p text:style-name="P44">Reppy, J., Russo, C.V. and Xiao, Y. Parallel concurrent ML. In ACM SIGPLAN Notices 2009 August (Vol. 44, No. 9, pp. 257-268). ACM.</text:p>
        </text:list-item>
        <text:list-item>
          <text:p text:style-name="P45">Reppy J, Xiao Y. Specialization of CML message-passing primitives. In ACM SIGPLAN Notices 2007 Jan 17 (Vol. 42, No. 1, pp. 315-326). ACM.</text:p>
        </text:list-item>
        <text:list-item>
          <text:p text:style-name="P45">Reppy, J. Type-sensitive control-flow analysis. In ML ’06, New York, NY, September 2006. ACM, pp. 74–83. </text:p>
        </text:list-item>
        <text:list-item>
          <text:p text:style-name="P46">Shivers, O. Control-flow analysis of higher-order languages. PhD dissertation, Carnegie Mellon University, 1991.</text:p>
        </text:list-item>
        <text:list-item>
          <text:p text:style-name="P46">Wenzel M. The Isabelle/Isar Reference Manual.</text:p>
        </text:list-item>
        <text:list-item>
          <text:p text:style-name="P46">Wenzel M, Haftmann F, Paulson L. The Isabelle/Isar Implementation.</text:p>
        </text:list-item>
        <text:list-item>
          <text:p text:style-name="P46">Xiao, Y. Toward optimization of Concurrent ML. Master’s dissertation, University of Chicago, December 2005. </text:p>
        </text:list-item>
        <text:list-item>
          <text:p text:style-name="P43"><text:a xlink:type="simple" xlink:href="http://isabelle.in.tum.de/" text:style-name="Internet_20_link" text:visited-style-name="Visited_20_Internet_20_Link"><text:span text:style-name="T19">http://isabelle.in.tum.de/</text:span></text:a></text:p>
        </text:list-item>
        <text:list-item>
          <text:p text:style-name="P46">Serrano, M. Control flow analysis: a functional languages compilation paradigm. In <text:span text:style-name="T12">SAC ’95: Proceedings of the 1995 ACM symposium on Applied Computing</text:span>, New York, NY, 1995. ACM, pp. 118–122. </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Menlo" svg:font-family="Menlo"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04T16:46:18</dc:date>
    <dc:creator>Thomas Logan</dc:creator>
    <meta:generator>OpenOffice/4.1.3$Unix OpenOffice.org_project/413m1$Build-9783</meta:generator>
    <meta:editing-duration>P29DT5H27M48S</meta:editing-duration>
    <meta:editing-cycles>500</meta:editing-cycles>
    <meta:document-statistic meta:table-count="0" meta:image-count="0" meta:object-count="0" meta:page-count="14" meta:paragraph-count="201" meta:word-count="5658" meta:character-count="34613"/>
  </office:meta>
</office:document-meta>
</file>